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ools.timeToString( long time , Resolution resolu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solution.Resolution( String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s.stringToTime( String dat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s.stringToDate( String dateStr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ateTools.round( long time , Resolution resolu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ateTools.dateToString( Date date , Resolution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ution.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Tools.round( Date date , Resolution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ools.DateTo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